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2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column table:style-name="co3" table:number-columns-repeated="19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6">
            <text:p>205016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  <table:table-cell table:number-columns-repeated="196"/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7029.44893556399">
            <text:p>7029,45</text:p>
          </table:table-cell>
          <table:table-cell table:number-columns-repeated="12" office:value-type="float" office:value="6807.35386123357">
            <text:p>6807,35</text:p>
          </table:table-cell>
          <table:table-cell table:number-columns-repeated="3" office:value-type="float" office:value="6609.52657133799">
            <text:p>6609,53</text:p>
          </table:table-cell>
          <table:table-cell table:number-columns-repeated="42" office:value-type="float" office:value="6490.77625607567">
            <text:p>6490,78</text:p>
          </table:table-cell>
          <table:table-cell table:number-columns-repeated="196"/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  <table:table-cell table:number-columns-repeated="19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579.46316398513">
            <text:p>6579,46</text:p>
          </table:table-cell>
          <table:table-cell table:number-columns-repeated="254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23469.6774826055">
            <text:p>23469,68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>
            <draw:frame table:end-cell-address="Sheet1.G33" table:end-x="0.688cm" table:end-y="0.027cm" draw:z-index="0" svg:width="18.821cm" svg:height="9.898cm" svg:x="1.688cm" svg:y="0.064cm">
              <draw:object draw:notify-on-update-of-ranges="Sheet1.B1:Sheet1.BH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14:41</meta:creation-date>
    <dc:creator>Hugo Meyer</dc:creator>
    <dc:date>2007-12-26T18:02:15</dc:date>
    <dc:language>es-ES</dc:language>
    <meta:editing-cycles>2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3999996185303pt" style:font-family-asian="'Arial Unicode MS'" style:font-pitch-asian="variable" style:font-size-asian="18.3999996185303pt" style:font-family-complex="Tahoma" style:font-pitch-complex="variable" style:font-size-complex="18.3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Arial Unicode MS'" style:font-pitch-asian="variable" style:font-size-asian="9.89999961853027pt" style:font-family-complex="Tahoma" style:font-pitch-complex="variable" style:font-size-complex="9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999998092651pt" style:font-family-asian="'Arial Unicode MS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Arial Unicode MS'" style:font-pitch-asian="variable" style:font-size-asian="9.89999961853027pt" style:font-family-complex="Tahoma" style:font-pitch-complex="variable" style:font-size-complex="9.8999996185302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8.822cm" svg:height="9.899cm" chart:class="chart:scatter" chart:style-name="ch1">
        <chart:title svg:x="8.003cm" svg:y="0.195cm" chart:style-name="ch2">
          <text:p>Main Title</text:p>
        </chart:title>
        <chart:legend chart:legend-position="end" svg:x="17.027cm" svg:y="4.681cm" chart:style-name="ch3"/>
        <chart:plot-area chart:style-name="ch4" table:cell-range-address="Sheet1.$B$1:.$BH$2" chart:table-number-list="0" svg:x="0.376cm" svg:y="1.325cm" svg:width="15.9cm" svg:height="8.378cm">
          <chart:axis chart:dimension="x" chart:name="primary-x" chart:style-name="ch5">
            <chart:title svg:x="8.19cm" svg:y="9.188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76cm" svg:y="5.42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16">
                <text:p>45016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16">
                <text:p>90016</text:p>
              </table:table-cell>
              <table:table-cell office:value-type="float" office:value="95016">
                <text:p>95016</text:p>
              </table:table-cell>
              <table:table-cell office:value-type="float" office:value="100000">
                <text:p>100000</text:p>
              </table:table-cell>
              <table:table-cell office:value-type="float" office:value="105016">
                <text:p>105016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16">
                <text:p>135016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16">
                <text:p>165016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16">
                <text:p>205016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16">
                <text:p>220016</text:p>
              </table:table-cell>
              <table:table-cell office:value-type="float" office:value="225016">
                <text:p>225016</text:p>
              </table:table-cell>
              <table:table-cell office:value-type="float" office:value="230016">
                <text:p>230016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16">
                <text:p>245016</text:p>
              </table:table-cell>
              <table:table-cell office:value-type="float" office:value="250016">
                <text:p>250016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7029.44893556399">
                <text:p>7029.44893556399</text:p>
              </table:table-cell>
              <table:table-cell office:value-type="float" office:value="7029.44893556399">
                <text:p>7029.44893556399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807.35386123357">
                <text:p>6807.35386123357</text:p>
              </table:table-cell>
              <table:table-cell office:value-type="float" office:value="6609.52657133799">
                <text:p>6609.52657133799</text:p>
              </table:table-cell>
              <table:table-cell office:value-type="float" office:value="6609.52657133799">
                <text:p>6609.52657133799</text:p>
              </table:table-cell>
              <table:table-cell office:value-type="float" office:value="6609.52657133799">
                <text:p>6609.52657133799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  <table:table-cell office:value-type="float" office:value="6490.77625607567">
                <text:p>6490.7762560756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